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<text:s/></text:span><text:span text:style-name="T3">12:<text:s/></text:span><text:span text:style-name="T4">Write a program to check if a year is a leap year and also a century year using</text:span><text:span text:style-name="T5"><text:s/></text:span><text:span text:style-name="T6">nested if condition.<text:s/></text:span></text:p>
      <text:p text:style-name="P7"/>
      <text:p text:style-name="P8">#include &lt;iostream&gt;</text:p>
      <text:p text:style-name="P9">using namespace std;</text:p>
      <text:p text:style-name="P10"/>
      <text:p text:style-name="P11">int main() {</text:p>
      <text:p text:style-name="P12"><text:s text:c="4"/>int year;</text:p>
      <text:p text:style-name="P13"><text:s text:c="4"/>cout &lt;&lt; “Enter a year: “;</text:p>
      <text:p text:style-name="P14"><text:s text:c="4"/>cin &gt;&gt; year;</text:p>
      <text:p text:style-name="P15"/>
      <text:p text:style-name="P16"><text:s text:c="4"/>if (year % 4 == 0) {</text:p>
      <text:p text:style-name="P17"><text:s text:c="8"/>if (year % 100 == 0) {</text:p>
      <text:p text:style-name="P18"><text:s text:c="12"/>if (year % 400 == 0) {</text:p>
      <text:p text:style-name="P19"><text:s text:c="16"/>cout &lt;&lt; “It is a century leap year.” &lt;&lt; endl;</text:p>
      <text:p text:style-name="P20"><text:s text:c="12"/>} else {</text:p>
      <text:p text:style-name="P21"><text:s text:c="16"/>cout<text:s/>&lt;&lt; “It is a century year but not a leap year.” &lt;&lt; endl;</text:p>
      <text:p text:style-name="P22"><text:s text:c="12"/>}</text:p>
      <text:p text:style-name="P23"><text:s text:c="8"/>} else {</text:p>
      <text:p text:style-name="P24"><text:s text:c="12"/>cout &lt;&lt; “It is a leap year.” &lt;&lt; endl;</text:p>
      <text:p text:style-name="P25"><text:s text:c="8"/>}</text:p>
      <text:p text:style-name="P26"><text:s text:c="4"/>} else {</text:p>
      <text:p text:style-name="P27"><text:s text:c="8"/>cout &lt;&lt; “It is not a leap year.” &lt;&lt; endl;</text:p>
      <text:p text:style-name="P28"><text:s text:c="4"/>}</text:p>
      <text:p text:style-name="P29"><text:s text:c="4"/>Return 0;</text:p>
      <text:p text:style-name="P30">}</text:p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5:01:00Z</meta:creation-date>
    <dc:date>2024-12-23T05:01:00Z</dc:date>
    <meta:template xlink:href="Normal.dotm" xlink:type="simple"/>
    <meta:editing-cycles>8</meta:editing-cycles>
    <meta:editing-duration>PT300S</meta:editing-duration>
    <meta:document-statistic meta:page-count="1" meta:paragraph-count="1" meta:word-count="98" meta:character-count="660" meta:row-count="4" meta:non-whitespace-character-count="563"/>
  </office:meta>
</office:document-meta>
</file>